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4D93D9" style:repeat-content="false"/>
      <style:paragraph-properties fo:text-align="start" fo:margin-left="0cm"/>
      <style:text-properties fo:color="#FFFFFF"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14.181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2">
            <text:p>MAE Q1</text:p>
          </table:table-cell>
          <table:table-cell office:value-type="string" table:style-name="ce2">
            <text:p>MAE ALL Q's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Train</text:p>
          </table:table-cell>
          <table:table-cell office:value-type="string" table:style-name="ce2">
            <text:p>forecast</text:p>
          </table:table-cell>
          <table:table-cell office:value-type="string" table:style-name="ce2">
            <text:p>SBI</text:p>
          </table:table-cell>
          <table:table-cell office:value-type="string" table:style-name="ce2">
            <text:p>Branch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Q__OPT20241110_CH_zonder exo</text:p>
          </table:table-cell>
          <table:table-cell table:number-columns-repeated="2" table:style-name="ce3"/>
          <table:table-cell office:value-type="string" table:style-name="ce3">
            <text:p>tot 31-12-2021</text:p>
          </table:table-cell>
          <table:table-cell office:value-type="float" office:value="2022" table:style-name="ce3">
            <text:p>2022</text:p>
          </table:table-cell>
          <table:table-cell office:value-type="float" office:value="2023" table:style-name="ce3">
            <text:p>2023</text:p>
          </table:table-cell>
          <table:table-cell office:value-type="float" office:value="422400" table:style-name="ce3">
            <text:p>422400</text:p>
          </table:table-cell>
          <table:table-cell office:value-type="string" table:style-name="ce3">
            <text:p>Q Gezondheids- en welzijnszorg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Q__OPT20241110_CH_zonder exo</text:p>
          </table:table-cell>
          <table:table-cell table:number-columns-repeated="2" table:style-name="ce3"/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office:value-type="float" office:value="422400" table:style-name="ce3">
            <text:p>422400</text:p>
          </table:table-cell>
          <table:table-cell office:value-type="string" table:style-name="ce3">
            <text:p>Q Gezondheids- en welzijnszorg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Q__OPT20241110_CH_Exo_Q1</text:p>
          </table:table-cell>
          <table:table-cell table:number-columns-repeated="2" table:style-name="ce3"/>
          <table:table-cell office:value-type="string" table:style-name="ce3">
            <text:p>tot 31-12-2021</text:p>
          </table:table-cell>
          <table:table-cell office:value-type="float" office:value="2022" table:style-name="ce3">
            <text:p>2022</text:p>
          </table:table-cell>
          <table:table-cell office:value-type="float" office:value="2023" table:style-name="ce3">
            <text:p>2023</text:p>
          </table:table-cell>
          <table:table-cell office:value-type="float" office:value="422400" table:style-name="ce3">
            <text:p>422400</text:p>
          </table:table-cell>
          <table:table-cell office:value-type="string" table:style-name="ce3">
            <text:p>Q Gezondheids- en welzijnszorg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Q__OPT20241110_CH_Exo_Q1</text:p>
          </table:table-cell>
          <table:table-cell table:number-columns-repeated="2" table:style-name="ce3"/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office:value-type="float" office:value="422400" table:style-name="ce3">
            <text:p>422400</text:p>
          </table:table-cell>
          <table:table-cell office:value-type="string" table:style-name="ce3">
            <text:p>Q Gezondheids- en welzijnszorg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G__OPT20241110_CH_Exo_Q1</text:p>
          </table:table-cell>
          <table:table-cell office:value-type="float" office:value="0.12659999999999999" table:style-name="ce3">
            <text:p>0,1266</text:p>
          </table:table-cell>
          <table:table-cell office:value-type="float" office:value="0.34" table:style-name="ce3">
            <text:p>0,34</text:p>
          </table:table-cell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office:value-type="float" office:value="354200" table:style-name="ce3">
            <text:p>354200</text:p>
          </table:table-cell>
          <table:table-cell office:value-type="string" table:style-name="ce3">
            <text:p>G Handel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ind_Best_Sarimax_model_C__OPT20241110_CH_Exo_Q1</text:p>
          </table:table-cell>
          <table:table-cell office:value-type="float" office:value="0.40539999999999998" table:style-name="ce3">
            <text:p>0,4054</text:p>
          </table:table-cell>
          <table:table-cell office:value-type="float" office:value="0.55300000000000005" table:style-name="ce3">
            <text:p>0,553</text:p>
          </table:table-cell>
          <table:table-cell office:value-type="string" table:style-name="ce3">
            <text:p>tot 31-12-2022</text:p>
          </table:table-cell>
          <table:table-cell office:value-type="float" office:value="2023" table:style-name="ce3">
            <text:p>2023</text:p>
          </table:table-cell>
          <table:table-cell office:value-type="float" office:value="2024" table:style-name="ce3">
            <text:p>2024</text:p>
          </table:table-cell>
          <table:table-cell office:value-type="float" office:value="307500" table:style-name="ce3">
            <text:p>307500</text:p>
          </table:table-cell>
          <table:table-cell office:value-type="string" table:style-name="ce3">
            <text:p>C Industrie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Caroline (C.) van der Hoeven - Hakker</meta:initial-creator>
    <dc:creator>Caroline (C.) van der Hoeven - Hakker</dc:creator>
    <meta:creation-date>2024-11-12T07:13:59Z</meta:creation-date>
    <dc:date>2024-11-12T12:30:28Z</dc:date>
  </office:meta>
</office:document-meta>
</file>